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" svg:font-family="Ar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1" fo:font-size="12pt" style:font-size-asian="12pt" style:font-size-complex="12pt"/>
    </style:style>
    <style:style style:name="P3" style:family="paragraph">
      <style:paragraph-properties fo:text-align="center"/>
      <style:text-properties style:font-name="Aria1" fo:font-size="10.5pt" style:font-size-asian="8pt" style:font-size-complex="8pt"/>
    </style:style>
    <style:style style:name="T1" style:family="text">
      <style:text-properties style:font-name="Aria1" fo:font-size="12pt" style:font-size-asian="12pt" style:font-size-complex="12pt"/>
    </style:style>
    <style:style style:name="T2" style:family="text">
      <style:text-properties style:font-name="Aria1" fo:font-size="10.5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.3cm" svg:x="0.1cm" svg:y="3.895cm"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1.3cm" svg:x="0.1cm" svg:y="2.4cm">
          <draw:glue-point draw:id="4" svg:x="2.5cm" svg:y="-5cm"/>
          <text:p text:style-name="P1"><text:span text:style-name="T1">user context</text:span></text:p>
          <text:p text:style-name="P1">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1.3cm" svg:x="5.1cm" svg:y="3.896cm"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3cm" svg:x="5.1cm" svg:y="2.401cm">
          <text:p text:style-name="P1"><text:span text:style-name="T1">user context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3cm" svg:x="10.1cm" svg:y="3.896cm"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.3cm" svg:x="5.15cm" svg:y="0.85cm">
          <draw:glue-point draw:id="4" svg:x="-2.625cm" svg:y="-5cm"/>
          <draw:glue-point draw:id="5" svg:x="2.375cm" svg:y="-5cm"/>
          <text:p text:style-name="P1"><text:span text:style-name="T1">signal handler</text:span></text:p>
          <text:p text:style-name="P1">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cm" svg:height="1.3cm" svg:x="10.1cm" svg:y="2.4cm">
          <draw:glue-point draw:id="4" svg:x="-2.5cm" svg:y="-5cm"/>
          <draw:glue-point draw:id="5" svg:x="2.5cm" svg:y="-5cm"/>
          <text:p text:style-name="P1"><text:span text:style-name="T1">user context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3cm" svg:x="15.1cm" svg:y="3.9cm">
          <draw:glue-point draw:id="4" svg:x="-2.5cm" svg:y="-5cm"/>
          <draw:glue-point draw:id="5" svg:x="2.5cm" svg:y="-5cm"/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1cm" svg:y1="2.4cm" svg:x2="6.1cm" svg:y2="0.85cm" draw:start-shape="id1" draw:start-glue-point="4" draw:end-shape="id2" draw:end-glue-point="4" svg:d="M3100 2400c0-3076 3000-2301 3000-1550" svg:viewBox="0 0 3001 2226">
          <text:p/>
        </draw:connector>
        <draw:connector draw:style-name="gr3" draw:text-style-name="P1" draw:layer="layout" draw:type="curve" svg:x1="8.1cm" svg:y1="0.85cm" svg:x2="11.1cm" svg:y2="2.4cm" draw:start-shape="id2" draw:start-glue-point="5" draw:end-shape="id3" draw:end-glue-point="4" svg:d="M8100 850c0-751 3000-1526 3000 1550" svg:viewBox="0 0 3001 2226">
          <text:p/>
        </draw:connector>
        <draw:connector draw:style-name="gr3" draw:text-style-name="P1" draw:layer="layout" draw:type="curve" svg:x1="13.1cm" svg:y1="2.4cm" svg:x2="16.1cm" svg:y2="3.9cm" draw:start-shape="id3" draw:start-glue-point="5" draw:end-shape="id4" draw:end-glue-point="4" svg:d="M13100 2400c0-751 3000-1501 3000 1500" svg:viewBox="0 0 3001 2173">
          <text:p/>
        </draw:connector>
        <draw:custom-shape draw:style-name="gr4" draw:text-style-name="P1" xml:id="id5" draw:id="id5" draw:layer="layout" svg:width="0.3cm" svg:height="0.3cm" svg:x="3.8cm" svg:y="5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3cm" svg:height="0.3cm" svg:x="14.6cm" svg:y="5.4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1cm" svg:y1="5.6cm" svg:x2="14.6cm" svg:y2="5.6cm" draw:start-shape="id5" draw:start-glue-point="1" draw:end-shape="id6" draw:end-glue-point="3" svg:d="M4100 5600h10500" svg:viewBox="0 0 10501 1">
          <text:p/>
        </draw:connector>
        <draw:custom-shape draw:style-name="gr5" draw:text-style-name="P2" draw:layer="layout" svg:width="10.2cm" svg:height="0.5cm" svg:x="4.1cm" svg:y="5.85cm">
          <draw:glue-point draw:id="4" svg:x="-2.5cm" svg:y="-5cm"/>
          <draw:glue-point draw:id="5" svg:x="2.5cm" svg:y="-5cm"/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0.8cm" svg:y="0.3cm">
          <draw:glue-point draw:id="4" svg:x="-2.5cm" svg:y="-5cm"/>
          <draw:glue-point draw:id="5" svg:x="2.5cm" svg:y="-5cm"/>
          <text:p text:style-name="P1"><text:span text:style-name="T2">return from</text:span></text:p>
          <text:p text:style-name="P1"><text:span text:style-name="T2">Kernel lan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05cm" svg:y="0cm">
          <draw:glue-point draw:id="4" svg:x="-2.5cm" svg:y="-5cm"/>
          <draw:glue-point draw:id="5" svg:x="2.5cm" svg:y="-5cm"/>
          <text:p text:style-name="P1"><text:span text:style-name="T2">return from</text:span></text:p>
          <text:p text:style-name="P1"><text:span text:style-name="T2">signal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5cm" svg:height="1.35cm" svg:x="15.75cm" svg:y="0.75cm">
          <draw:glue-point draw:id="4" svg:x="-2.5cm" svg:y="-5cm"/>
          <draw:glue-point draw:id="5" svg:x="2.5cm" svg:y="-5cm"/>
          <text:p text:style-name="P1"><text:span text:style-name="T2">return to</text:span></text:p>
          <text:p text:style-name="P1"><text:span text:style-name="T2">interrupted fun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" svg:font-family="Ar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9.2cm" fo:page-height="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21:15:17.011318831</meta:creation-date>
    <dc:date>2015-11-11T21:09:56.494695906</dc:date>
    <meta:editing-duration>PT13M7S</meta:editing-duration>
    <meta:editing-cycles>6</meta:editing-cycles>
    <meta:generator>LibreOffice/4.2.8.2$Linux_X86_64 LibreOffice_project/420m0$Build-2</meta:generator>
    <meta:document-statistic meta:object-count="18"/>
  </office:meta>
</office:document-meta>
</file>